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74cm" fo:min-width="2.63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Forme1" draw:style-name="gr1" draw:text-style-name="P2" xml:id="id1" draw:id="id1" draw:layer="layout" svg:width="3.255cm" svg:height="1.244cm" svg:x="8.745cm" svg:y="4cm">
          <text:p text:style-name="P1"><text:span text:style-name="T1">Positionn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e1" draw:style-name="gr1" draw:text-style-name="P2" xml:id="id4" draw:id="id4" draw:layer="layout" svg:width="3.255cm" svg:height="1.244cm" svg:x="14.082cm" svg:y="7.356cm">
          <text:p text:style-name="P1"><text:span text:style-name="T1">Instruction des</text:span></text:p>
          <text:p text:style-name="P1"><text:span text:style-name="T1">éléments relié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e1" draw:style-name="gr1" draw:text-style-name="P2" xml:id="id5" draw:id="id5" draw:layer="layout" svg:width="3.255cm" svg:height="1.244cm" svg:x="14.045cm" svg:y="10.656cm">
          <text:p text:style-name="P1"><text:span text:style-name="T1">Instruction des</text:span></text:p>
          <text:p text:style-name="P1"><text:span text:style-name="T1">éléments non relié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e1" draw:style-name="gr1" draw:text-style-name="P2" xml:id="id6" draw:id="id6" draw:layer="layout" svg:width="3.255cm" svg:height="1.244cm" svg:x="14.045cm" svg:y="13.256cm">
          <text:p text:style-name="P1"><text:span text:style-name="T1">Éd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e1" draw:style-name="gr1" draw:text-style-name="P2" xml:id="id2" draw:id="id2" draw:layer="layout" svg:width="3.255cm" svg:height="1.244cm" svg:x="3.724cm" svg:y="7.1cm">
          <text:p text:style-name="P1"><text:span text:style-name="T1">Arbit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e1" draw:style-name="gr1" draw:text-style-name="P2" xml:id="id3" draw:id="id3" draw:layer="layout" svg:width="3.255cm" svg:height="1.244cm" svg:x="3.745cm" svg:y="10.956cm">
          <text:p text:style-name="P1"><text:span text:style-name="T1">Statu qu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8.745cm" svg:y1="4.622cm" svg:x2="5.351cm" svg:y2="7.1cm" draw:start-shape="id1" draw:start-glue-point="3" draw:end-shape="id2" draw:end-glue-point="0" svg:d="M8745 4622c-2263 0-3394 826-3394 2478" svg:viewBox="0 0 3395 2479">
          <text:p/>
        </draw:connector>
        <draw:connector draw:style-name="gr2" draw:text-style-name="P3" draw:layer="layout" draw:type="curve" svg:x1="5.351cm" svg:y1="8.344cm" svg:x2="5.372cm" svg:y2="10.956cm" draw:start-shape="id2" draw:start-glue-point="2" draw:end-shape="id3" draw:end-glue-point="0" svg:d="M5351 8344c0 1960 21 655 21 2612" svg:viewBox="0 0 22 2613">
          <text:p/>
        </draw:connector>
        <draw:connector draw:style-name="gr2" draw:text-style-name="P3" draw:layer="layout" draw:type="curve" svg:x1="6.979cm" svg:y1="7.722cm" svg:x2="10.372cm" svg:y2="5.244cm" draw:start-shape="id2" draw:start-glue-point="1" draw:end-shape="id1" draw:end-glue-point="2" svg:d="M6979 7722c2262 0 3393-826 3393-2478" svg:viewBox="0 0 3394 2479">
          <text:p/>
        </draw:connector>
        <draw:connector draw:style-name="gr2" draw:text-style-name="P3" draw:layer="layout" draw:type="curve" svg:x1="12cm" svg:y1="4.622cm" svg:x2="15.709cm" svg:y2="7.356cm" draw:start-shape="id1" draw:start-glue-point="1" draw:end-shape="id4" draw:end-glue-point="0" svg:d="M12000 4622c2473 0 3709 911 3709 2734" svg:viewBox="0 0 3710 2735">
          <text:p/>
        </draw:connector>
        <draw:connector draw:style-name="gr2" draw:text-style-name="P3" draw:layer="layout" draw:type="curve" svg:x1="15.709cm" svg:y1="8.6cm" svg:x2="15.672cm" svg:y2="10.656cm" draw:start-shape="id4" draw:start-glue-point="2" draw:end-shape="id5" draw:end-glue-point="0" svg:d="M15709 8600c0 1543-37 516-37 2056" svg:viewBox="0 0 38 2057">
          <text:p/>
        </draw:connector>
        <draw:connector draw:style-name="gr2" draw:text-style-name="P3" draw:layer="layout" draw:type="curve" svg:x1="15.672cm" svg:y1="11.9cm" svg:x2="15.672cm" svg:y2="13.256cm" draw:start-shape="id5" draw:start-glue-point="2" draw:end-shape="id6" draw:end-glue-point="0" svg:d="M15672 11900v1356" svg:viewBox="0 0 1 13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12T11:20:25.439369060</meta:creation-date>
    <dc:date>2021-07-12T11:32:22.756991450</dc:date>
    <meta:editing-duration>PT1M50S</meta:editing-duration>
    <meta:editing-cycles>1</meta:editing-cycles>
    <meta:document-statistic meta:object-count="12"/>
    <meta:generator>LibreOffice/5.1.6.2$Linux_x86 LibreOffice_project/10m0$Build-2</meta:generator>
  </office:meta>
</office:document-meta>
</file>